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ae8f" officeooo:paragraph-rsid="0020ae8f"/>
    </style:style>
    <style:style style:name="P2" style:family="paragraph" style:parent-style-name="Standard">
      <style:text-properties officeooo:rsid="002183c6" officeooo:paragraph-rsid="002183c6"/>
    </style:style>
    <style:style style:name="P3" style:family="paragraph" style:parent-style-name="Standard">
      <style:text-properties officeooo:rsid="0021d217" officeooo:paragraph-rsid="0021d217"/>
    </style:style>
    <style:style style:name="T1" style:family="text">
      <style:text-properties officeooo:rsid="002094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pan text:style-name="T1">1. </text:span><text:a xlink:type="simple" xlink:href="https://play.golang.com/p/lUTDndERI-y" text:style-name="Internet_20_link" text:visited-style-name="Visited_20_Internet_20_Link">https://play.golang.com/p/lUTDndERI-y</text:a></text:p>
      <text:p text:style-name="Standard"><text:span text:style-name="T1">2. </text:span><text:a xlink:type="simple" xlink:href="https://play.golang.org/p/wwq5SmHXk-5" text:style-name="Internet_20_link" text:visited-style-name="Visited_20_Internet_20_Link">https://play.golang.org/p/wwq5SmHXk-5</text:a></text:p>
      <text:p text:style-name="Standard"/>
      <text:p text:style-name="Standard"><text:span text:style-name="T1">4. </text:span><text:a xlink:type="simple" xlink:href="https://play.golang.com/p/Mwsotn6tN1f" text:style-name="Internet_20_link" text:visited-style-name="Visited_20_Internet_20_Link">https://play.golang.com/p/Mwsotn6tN1f</text:a></text:p>
      <text:p text:style-name="P1">5. <text:a xlink:type="simple" xlink:href="https://play.golang.com/p/6h3hra_DgUe" text:style-name="Internet_20_link" text:visited-style-name="Visited_20_Internet_20_Link">https://play.golang.com/p/6h3hra_DgUe</text:a></text:p>
      <text:p text:style-name="P1">6. <text:a xlink:type="simple" xlink:href="https://play.golang.com/p/-NU9infZp9O" text:style-name="Internet_20_link" text:visited-style-name="Visited_20_Internet_20_Link">https://play.golang.com/p/-NU9infZp9O</text:a></text:p>
      <text:p text:style-name="P2">7. <text:a xlink:type="simple" xlink:href="https://play.golang.com/p/PDxw4_Eo2RX" text:style-name="Internet_20_link" text:visited-style-name="Visited_20_Internet_20_Link">https://play.golang.com/p/PDxw4_Eo2RX</text:a></text:p>
      <text:p text:style-name="P2"/>
      <text:p text:style-name="P3">For 7, my current variant is incorrect. I think that I need to use itoa and then cast that to a byte array instead of using the encoding/binary package. I will fix that and, then I still need to implement number 3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5:24:42.230807860</meta:creation-date>
    <dc:date>2018-03-16T18:01:07.962482887</dc:date>
    <meta:editing-duration>PT55M24S</meta:editing-duration>
    <meta:editing-cycles>1</meta:editing-cycles>
    <meta:document-statistic meta:table-count="0" meta:image-count="0" meta:object-count="0" meta:page-count="1" meta:paragraph-count="7" meta:word-count="54" meta:character-count="455" meta:non-whitespace-character-count="407"/>
    <meta:generator>LibreOffice/5.4.5.1$Linux_X86_64 LibreOffice_project/40m0$Build-1</meta:generator>
  </office:meta>
</office:document-meta>
</file>